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2cm" svg:height="0.953cm" draw:z-index="0"><draw:image xlink:href="../../odt/images/0112.png" xlink:type="simple" xlink:show="embed" xlink:actuate="onLoad"/></draw:frame></text:p>
          </table:table-cell>
          <table:table-cell table:style-name="Table1.B1" office:value-type="string">
            <text:h text:style-name="P6" text:outline-level="1">Точечная кинетика (модель мгновенного скачка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6cm" svg:height="1.323cm" draw:z-index="0"><draw:image xlink:href="../../odt/images/011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<text:span text:style-name="T2">упрощенную</text:span> модель кинетики нейтронов, а именно: <text:span text:style-name="T2">модель мгновенного скачка</text:span>, дифференциальные уравнения которой получены на основании известных уравнений кинетики “точечного” ядерного реактора <text:s/>в односкоростном приближении. </text:p>
            <text:p text:style-name="P4">Блок имеет один <text:span text:style-name="T2">входной</text:span> и один <text:span text:style-name="T2">выходной</text:span> сигнал. </text:p>
            <text:p text:style-name="P4">Данный типовой блок соответствует <text:span text:style-name="T2">постоянному</text:span> (во времени) интенсивности внешнего источника нейтронов.</text:p>
            <text:p text:style-name="P4"><text:span text:style-name="T2">Входным</text:span> сигналом в блок является <text:span text:style-name="T2">абсолютное изменение</text:span> реактивности<draw:frame draw:style-name="fr3" draw:name="Объект1" text:anchor-type="as-char" svg:width="2.646cm" svg:height="0.62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. </text:p>
            <text:p text:style-name="P4"><text:span text:style-name="T2">Выходным</text:span> сигналом из блока являются либо <text:span text:style-name="T2">безразмерная нейтронная мощность</text:span><text:span text:style-name="T2"><draw:frame draw:style-name="fr3" draw:name="Объект3" text:anchor-type="as-char" svg:width="2.632cm" svg:height="1.20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, л</text:span>ибо <text:span text:style-name="T2">безразмерное отклонение нейтронной мощности</text:span><text:span text:style-name="T2"><draw:frame draw:style-name="fr3" draw:name="Объект2" text:anchor-type="as-char" svg:width="4.046cm" svg:height="1.20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.</text:p>
            <text:p text:style-name="P5">Свойства:</text:p>
            <text:list xml:id="list3894163181351943423" text:style-name="L1">
              <text:list-item>
                <text:p text:style-name="P7">Эффективная доля запаздывающих нейтронов.</text:p>
              </text:list-item>
              <text:list-item>
                <text:p text:style-name="P9"><text:span text:style-name="T1">Начальная подкритичность (в долях</text:span><text:span text:style-name="T1"><draw:frame draw:style-name="fr3" draw:name="Объект4" text:anchor-type="as-char" svg:width="1.037cm" svg:height="0.543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).</text:span></text:p>
              </text:list-item>
              <text:list-item>
                <text:p text:style-name="P7">Относительные доли групп запаздывающих нейтронов.</text:p>
              </text:list-item>
              <text:list-item>
                <text:p text:style-name="P7">Постоянные распада групп запаздывающих нейтронов.</text:p>
              </text:list-item>
              <text:list-item>
                <text:p text:style-name="P7">Нормировка (1 – если выход блока <text:span text:style-name="T2">нормированная мощность</text:span>; 0 – если выход блока <text:span text:style-name="T2">нормированные отклонения мощности</text:span>)</text:p>
              </text:list-item>
            </text:list>
            <text:p text:style-name="P4"><text:span text:style-name="T3">Математическая модель</text:span> данного блока получена на основании известных уравнений кинетики “точечного” ядерного реактора <text:s/>в односкоростном приближении (т.е. процесс деления ядер осуществляется нейтронами одной энергетической группы – либо только тепловыми, либо только быстрыми):</text:p>
            <text:p text:style-name="P4"><draw:frame draw:style-name="fr3" draw:name="Объект5" text:anchor-type="as-char" svg:width="11.121cm" svg:height="2.856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">где<draw:frame draw:style-name="fr3" draw:name="Объект6" text:anchor-type="as-char" svg:width="1.219cm" svg:height="0.564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– мощность реактора;</text:p>
            <text:p text:style-name="P4"><draw:frame draw:style-name="fr3" draw:name="Объект7" text:anchor-type="as-char" svg:width="1.051cm" svg:height="0.564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– реактивность;</text:p>
            <text:p text:style-name="P4"><draw:frame draw:style-name="fr3" draw:name="Объект8" text:anchor-type="as-char" svg:width="1.037cm" svg:height="0.543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– эффективная доля запаздывающих нейтронов;</text:p>
            <text:p text:style-name="P4"><draw:frame draw:style-name="fr3" draw:name="Объект9" text:anchor-type="as-char" svg:width="0.379cm" svg:height="0.549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– время жизни мгновенных нейтронов;</text:p>
            <text:p text:style-name="P4"><draw:frame draw:style-name="fr3" draw:name="Объект10" text:anchor-type="as-char" svg:width="1.249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– концентрация ядер-предшественников запаздывающих нейтронов i-й группы;</text:p>
            <text:p text:style-name="P4"><draw:frame draw:style-name="fr3" draw:name="Объект11" text:anchor-type="as-char" svg:width="0.6cm" svg:height="0.549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– постоянная распада ядер-предшественников i-й группы;</text:p>
            <text:p text:style-name="P4"><draw:frame draw:style-name="fr3" draw:name="Объект12" text:anchor-type="as-char" svg:width="0.566cm" svg:height="0.543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– доля запаздывающих нейтронов i-й группы;</text:p>
            <text:p text:style-name="P4"><draw:frame draw:style-name="fr3" draw:name="Объект13" text:anchor-type="as-char" svg:width="1.095cm" svg:height="0.564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– интенсивность внешнего источника нейтронов.</text:p>
            <text:p text:style-name="P4">Уравнения кинетики нейтронов после преобразований исходной системы уравнений принимают вид:</text:p>
            <text:p text:style-name="P4"><draw:frame draw:style-name="fr3" draw:name="Объект14" text:anchor-type="as-char" svg:width="6.422cm" svg:height="3.618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4">где<draw:frame draw:style-name="fr3" draw:name="Объект15" text:anchor-type="as-char" svg:width="1.122cm" svg:height="0.621cm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– нормированное отклонение концентрации ядер-предшественников запаздывающих нейтронов i-й группы;</text:p>
            <text:p text:style-name="P4"><draw:frame draw:style-name="fr3" draw:name="Объект16" text:anchor-type="as-char" svg:width="0.691cm" svg:height="0.591cm" draw:z-index="0"><draw:object xlink:href="./Object 19" xlink:type="simple" xlink:show="embed" xlink:actuate="onLoad"/><draw:image xlink:href="./ObjectReplacements/Object 19" xlink:type="simple" xlink:show="embed" xlink:actuate="onLoad"/><svg:desc>формула</svg:desc></draw:frame>– абсолютная (по модулю) подкритичность ядерного реактора в долях<draw:frame draw:style-name="fr3" draw:name="Объект17" text:anchor-type="as-char" svg:width="1.037cm" svg:height="0.543cm" draw:z-index="0"><draw:object xlink:href="./Object 20" xlink:type="simple" xlink:show="embed" xlink:actuate="onLoad"/><draw:image xlink:href="./ObjectReplacements/Object 20" xlink:type="simple" xlink:show="embed" xlink:actuate="onLoad"/><svg:desc>формула</svg:desc></draw:frame>;</text:p>
            <text:p text:style-name="P4"><draw:frame draw:style-name="fr3" draw:name="Объект18" text:anchor-type="as-char" svg:width="1.122cm" svg:height="0.621cm" draw:z-index="0"><draw:object xlink:href="./Object 21" xlink:type="simple" xlink:show="embed" xlink:actuate="onLoad"/><draw:image xlink:href="./ObjectReplacements/Object 21" xlink:type="simple" xlink:show="embed" xlink:actuate="onLoad"/><svg:desc>формула</svg:desc></draw:frame>– относительное изменение реактивности в долях<draw:frame draw:style-name="fr3" draw:name="Объект19" text:anchor-type="as-char" svg:width="1.037cm" svg:height="0.543cm" draw:z-index="0"><draw:object xlink:href="./Object 22" xlink:type="simple" xlink:show="embed" xlink:actuate="onLoad"/><draw:image xlink:href="./ObjectReplacements/Object 22" xlink:type="simple" xlink:show="embed" xlink:actuate="onLoad"/><svg:desc>формула</svg:desc></draw:frame>;</text:p>
            <text:p text:style-name="P4"><draw:frame draw:style-name="fr3" draw:name="Объект20" text:anchor-type="as-char" svg:width="0.691cm" svg:height="0.591cm" draw:z-index="0"><draw:object xlink:href="./Object 23" xlink:type="simple" xlink:show="embed" xlink:actuate="onLoad"/><draw:image xlink:href="./ObjectReplacements/Object 23" xlink:type="simple" xlink:show="embed" xlink:actuate="onLoad"/><svg:desc>формула</svg:desc></draw:frame>– относительная доля запаздывающих нейтронов i-й группы.</text:p>
            <text:p text:style-name="P4">При<draw:frame draw:style-name="fr3" draw:name="Объект21" text:anchor-type="as-char" svg:width="1.05cm" svg:height="0.549cm" draw:z-index="0"><draw:object xlink:href="./Object 24" xlink:type="simple" xlink:show="embed" xlink:actuate="onLoad"/><draw:image xlink:href="./ObjectReplacements/Object 24" xlink:type="simple" xlink:show="embed" xlink:actuate="onLoad"/><svg:desc>формула</svg:desc></draw:frame>реактор находится в стационаре, поэтому<draw:frame draw:style-name="fr3" draw:name="Объект22" text:anchor-type="as-char" svg:width="3.023cm" svg:height="0.621cm" draw:z-index="0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  <text:p text:style-name="P4">Очевидно, что если при<draw:frame draw:style-name="fr3" draw:name="Объект31" text:anchor-type="as-char" svg:width="1.05cm" svg:height="0.549cm" draw:z-index="0"><draw:object xlink:href="./Object 31" xlink:type="simple" xlink:show="embed" xlink:actuate="onLoad"/><draw:image xlink:href="./ObjectReplacements/Object 31" xlink:type="simple" xlink:show="embed" xlink:actuate="onLoad"/><svg:desc>формула</svg:desc></draw:frame>нейтронная мощность постоянна, то начальные условия для нормированных концентраций ядер-предшественников запаздывающих нейтронов равны <text:span text:style-name="T3">1.0</text:span>. </text:p>
            <text:p text:style-name="P5">Примечания:</text:p>
            <text:list xml:id="list8056514438819671051" text:style-name="L2">
              <text:list-item>
                <text:p text:style-name="P8">По умолчанию в первых строках введены параметры, приблизительно соответствующие данным для реактора РБМК-1000.</text:p>
              </text:list-item>
              <text:list-item>
                <text:p text:style-name="P8">По умолчанию<draw:frame draw:style-name="fr3" draw:name="Объект23" text:anchor-type="as-char" svg:width="0.566cm" svg:height="0.543cm" draw:z-index="0"><draw:object xlink:href="./Object 26" xlink:type="simple" xlink:show="embed" xlink:actuate="onLoad"/><draw:image xlink:href="./ObjectReplacements/Object 26" xlink:type="simple" xlink:show="embed" xlink:actuate="onLoad"/><svg:desc>формула</svg:desc></draw:frame>и<draw:frame draw:style-name="fr3" draw:name="Объект24" text:anchor-type="as-char" svg:width="0.6cm" svg:height="0.549cm" draw:z-index="0"><draw:object xlink:href="./Object 27" xlink:type="simple" xlink:show="embed" xlink:actuate="onLoad"/><draw:image xlink:href="./ObjectReplacements/Object 27" xlink:type="simple" xlink:show="embed" xlink:actuate="onLoad"/><svg:desc>формула</svg:desc></draw:frame>соответствуют данным для “чистого” топлива U-235, хотя Пользователь может их скорректировать, например, если в процессе работы реактора нуклидный состав топлива изменился.</text:p>
              </text:list-item>
              <text:list-item>
                <text:p text:style-name="P8">Структура диалогового окна этого блока позволяет задать и другое число групп ядер-предшественников запаздывающих нейтронов и, соответственно,<draw:frame draw:style-name="fr3" draw:name="Объект25" text:anchor-type="as-char" svg:width="0.566cm" svg:height="0.543cm" draw:z-index="0"><draw:object xlink:href="./Object 28" xlink:type="simple" xlink:show="embed" xlink:actuate="onLoad"/><draw:image xlink:href="./ObjectReplacements/Object 28" xlink:type="simple" xlink:show="embed" xlink:actuate="onLoad"/><svg:desc>формула</svg:desc></draw:frame>и<draw:frame draw:style-name="fr3" draw:name="Объект26" text:anchor-type="as-char" svg:width="0.6cm" svg:height="0.549cm" draw:z-index="0"><draw:object xlink:href="./Object 29" xlink:type="simple" xlink:show="embed" xlink:actuate="onLoad"/><draw:image xlink:href="./ObjectReplacements/Object 29" xlink:type="simple" xlink:show="embed" xlink:actuate="onLoad"/><svg:desc>формула</svg:desc></draw:frame>. Например, если необходимо учесть вклад фотонейтронов, то число групп может быть увеличено, например, до 8, и наоборот, можно ввести одногрупповую модель кинетики запаздывающих нейтронов.</text:p>
              </text:list-item>
              <text:list-item>
                <text:p text:style-name="P8">Если реактор подкритичен, то считается, что его <text:span text:style-name="T2">стационарное</text:span> состояние при<draw:frame draw:style-name="fr3" draw:name="Объект27" text:anchor-type="as-char" svg:width="1.05cm" svg:height="0.549cm" draw:z-index="0"><draw:object xlink:href="./Object 30" xlink:type="simple" xlink:show="embed" xlink:actuate="onLoad"/><draw:image xlink:href="./ObjectReplacements/Object 30" xlink:type="simple" xlink:show="embed" xlink:actuate="onLoad"/><svg:desc>формула</svg:desc></draw:frame>поддерживалось <text:span text:style-name="T2">внешним</text:span> источником нейтронов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очечная кинетика (модель мгновенного скачка)</dc:title>
    <dc:date>2012-03-30T20:10:43.01</dc:date>
    <meta:generator>OpenOffice_Beta/4.1.0$Win32 OpenOffice.org_project/410m14$Build-9760</meta:generator>
    <meta:editing-duration>PT6H3M26S</meta:editing-duration>
    <meta:editing-cycles>134</meta:editing-cycles>
    <meta:document-statistic meta:table-count="1" meta:image-count="2" meta:object-count="28" meta:page-count="2" meta:paragraph-count="40" meta:word-count="362" meta:character-count="2914"/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11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12/content.xml><?xml version="1.0" encoding="utf-8"?>
<math xmlns="http://www.w3.org/1998/Math/MathML">
  <semantics>
    <mrow>
      <mi>l</mi>
    </mrow>
    <annotation encoding="StarMath 5.0">l</annotation>
  </semantics>
</math>
</file>

<file path=Object 13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6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n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sup>
                        <mo stretchy="false">ρ</mo>
                        <mn>0</mn>
                        <mrow>
                          <mrow>
                            <mtext/>
                            <mo stretchy="false">∗</mo>
                            <mtext/>
                          </mrow>
                        </mrow>
                      </msubsup>
                      <mrow>
                        <mi/>
                        <mo stretchy="false">+</mo>
                        <mi/>
                      </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n>6</mn>
                          </mrow>
                        </munderover>
                        <mrow>
                          <mrow>
                            <msubsup>
                              <mo stretchy="false">β</mo>
                              <mi>i</mi>
                              <mrow>
                                <mrow>
                                  <mtext/>
                                  <mo stretchy="false">∗</mo>
                                  <mtext/>
                                </mrow>
                              </mrow>
                            </msubsup>
                            <mo stretchy="false">⋅</mo>
                            <mover accent="true">
                              <msub>
                                <mrow>
                                  <mi>c</mi>
                                </mrow>
                                <mi>i</mi>
                              </msub>
                              <mo stretchy="false">̃</mo>
                            </mover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row>
                      <mrow>
                        <mrow>
                          <mn>1</mn>
                          <mo stretchy="false">+</mo>
                          <msubsup>
                            <mo stretchy="false">ρ</mo>
                            <mn>0</mn>
                            <mrow>
                              <mrow>
                                <mtext/>
                                <mo stretchy="false">∗</mo>
                                <mtext/>
                              </mrow>
                            </mrow>
                          </msubsup>
                        </mrow>
                        <mo stretchy="false">−</mo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{n}(t)} ~=~ {%rho_0^{%*%}
 ~+~
 sum from {i=1} to{6} {%beta_i^{%*%} cdot tilde {c}_i(t)}}
 over
 {1 + %rho_0^{%*%} - tilde{%rho}(t)} , #
 {d tilde {c_i}(t)} over {dt} ~=~ {%lambda_i } cdot left [ tilde {n}(t) ~-~  { tilde {c}_i(t)} right ] ; }
right none
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20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1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22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3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5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6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7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8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9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30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31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4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5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6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7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9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